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9ec" officeooo:paragraph-rsid="000c19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30T11:16:24.778000000</meta:creation-date>
    <dc:date>2021-04-30T11:17:00.445000000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3"/>
    <meta:generator>LibreOffice/6.4.4.2$Windows_X86_64 LibreOffice_project/3d775be2011f3886db32dfd395a6a6d1ca2630ff</meta:generator>
  </office:meta>
</office:document-meta>
</file>